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2" style:family="graphic" style:parent-style-name="standard" style:list-style-name="L1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3" style:family="graphic" style:parent-style-name="standard" style:list-style-name="L1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4" style:family="graphic" style:parent-style-name="standard" style:list-style-name="L1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5" style:family="graphic" style:parent-style-name="standard">
      <style:graphic-properties draw:stroke="dash" draw:stroke-dash="Dashed_20__28_var_29_" svg:stroke-width="0.1cm" svg:stroke-color="#80808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6" style:family="graphic" style:parent-style-name="standard">
      <style:graphic-properties svg:stroke-width="0.1cm" svg:stroke-color="#80808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7" style:family="graphic" style:parent-style-name="objectwithoutfill">
      <style:graphic-properties svg:stroke-width="0.1cm" draw:marker-start="Diamond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8" style:family="graphic" style:parent-style-name="objectwithoutfill">
      <style:graphic-properties svg:stroke-width="0.1cm" draw:marker-start="Square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9" style:family="graphic" style:parent-style-name="objectwithoutfill">
      <style:graphic-properties svg:stroke-width="0.1cm" draw:marker-start="Square_20_unfilled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11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12" style:family="graphic" style:parent-style-name="objectwithoutfill">
      <style:graphic-properties svg:stroke-width="0.1cm" draw:marker-start="Diamon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draw:marker-start="Diamon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cm" svg:stroke-color="#000000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 draw:shadow-offset-x="0.1cm" draw:shadow-offset-y="0.1cm"/>
    </style:style>
    <style:style style:name="gr16" style:family="graphic" style:parent-style-name="objectwithoutfill">
      <style:graphic-properties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svg:stroke-width="0cm" draw:fill="none" draw:textarea-vertical-align="middle"/>
    </style:style>
    <style:style style:name="P1" style:family="paragraph">
      <style:paragraph-properties fo:text-align="center"/>
      <style:text-properties style:use-window-font-color="true" fo:font-size="18pt" fo:text-shadow="none" fo:font-weight="bold" style:font-size-asian="18pt" style:font-size-complex="18pt"/>
    </style:style>
    <style:style style:name="P2" style:family="paragraph">
      <style:paragraph-properties fo:text-align="center"/>
      <style:text-properties style:font-name="Liberation Sans" fo:font-size="18pt" fo:font-weight="bold" style:letter-kerning="true" style:font-size-asian="18pt" style:font-name-complex="Lohit Devanagari" style:font-size-complex="18pt"/>
    </style:style>
    <style:style style:name="P3" style:family="paragraph">
      <style:paragraph-properties fo:text-align="center"/>
      <style:text-properties fo:font-size="18pt" fo:font-weight="bold" style:font-size-asian="18pt" style:font-size-complex="18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 fo:text-shadow="1pt 1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2.1cm" svg:x="2.7cm" svg:y="3.2cm">
          <text:p text:style-name="P1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.4cm" svg:height="2.1cm" svg:x="2.7cm" svg:y="7.8cm">
          <text:p text:style-name="P2">IV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4cm" svg:height="2.1cm" svg:x="9.4cm" svg:y="7.8cm">
          <text:p text:style-name="P2">Recorder</text:p>
          <text:p text:style-name="P2">(controll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4.4cm" svg:height="2.1cm" svg:x="16.1cm" svg:y="7.8cm">
          <text:p text:style-name="P2">Call</text:p>
          <text:p text:style-name="P2">(view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4cm" svg:height="2.1cm" svg:x="9.5cm" svg:y="13.6cm">
          <text:p text:style-name="P3">Text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4cm" svg:height="2.1cm" svg:x="16.1cm" svg:y="13.6cm">
          <text:p text:style-name="P4">Text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5" draw:layer="layout" svg:x1="4.9cm" svg:y1="5.3cm" svg:x2="4.9cm" svg:y2="7.9cm">
          <text:p/>
        </draw:line>
        <draw:line draw:style-name="gr8" draw:text-style-name="P5" draw:layer="layout" svg:x1="7.1cm" svg:y1="8.8cm" svg:x2="9.4cm" svg:y2="8.8cm">
          <text:p/>
        </draw:line>
        <draw:line draw:style-name="gr9" draw:text-style-name="P5" draw:layer="layout" svg:x1="13.9cm" svg:y1="8.8cm" svg:x2="16.2cm" svg:y2="8.8cm">
          <text:p/>
        </draw:line>
        <draw:line draw:style-name="gr10" draw:text-style-name="P5" draw:layer="layout" svg:x1="18.3cm" svg:y1="10cm" svg:x2="18.3cm" svg:y2="13.6cm">
          <text:p/>
        </draw:line>
        <draw:line draw:style-name="gr11" draw:text-style-name="P5" draw:layer="layout" svg:x1="16.1cm" svg:y1="14.6cm" svg:x2="13.8cm" svg:y2="14.6cm">
          <text:p/>
        </draw:line>
        <draw:line draw:style-name="gr10" draw:text-style-name="P5" draw:layer="layout" svg:x1="11.6cm" svg:y1="9.8cm" svg:x2="11.6cm" svg:y2="13.7cm">
          <text:p/>
        </draw:line>
        <draw:connector draw:style-name="gr11" draw:text-style-name="P5" draw:layer="layout" draw:type="curve" svg:x1="4.9cm" svg:y1="7.8cm" svg:x2="18.3cm" svg:y2="7.8cm" draw:start-shape="id1" draw:end-shape="id2" draw:end-glue-point="0" svg:d="m4900 7800c0-825 13400-825 13400 0" svg:viewBox="0 0 13401 620">
          <text:p/>
        </draw:connector>
        <draw:custom-shape draw:style-name="gr1" draw:text-style-name="P4" xml:id="id4" draw:id="id4" draw:layer="layout" svg:width="4.4cm" svg:height="2.1cm" svg:x="9.4cm" svg:y="3.3cm">
          <text:p text:style-name="P4"><text:span text:style-name="T1">Queue</text:span></text:p>
          <text:p text:style-name="P4"><text:span text:style-name="T1">(mod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curve" svg:x1="11.6cm" svg:y1="7.8cm" svg:x2="11.6cm" svg:y2="5.4cm" draw:start-shape="id3" draw:start-glue-point="0" draw:end-shape="id4" draw:end-glue-point="2" svg:d="m11600 7800v-2400" svg:viewBox="0 0 1 2401">
          <text:p/>
        </draw:connector>
        <draw:custom-shape draw:style-name="gr1" draw:text-style-name="P1" draw:layer="layout" svg:width="4.4cm" svg:height="2.1cm" svg:x="16.1cm" svg:y="3.3cm">
          <text:p text:style-name="P1">Assertion /</text:p>
          <text:p text:style-name="P1">Stat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5" draw:layer="layout" svg:x1="13.8cm" svg:y1="4.3cm" svg:x2="16.1cm" svg:y2="4.3cm">
          <text:p text:style-name="P5"/>
        </draw:line>
        <draw:custom-shape draw:style-name="gr1" draw:text-style-name="P1" draw:layer="layout" svg:width="4.4cm" svg:height="2.1cm" svg:x="22.4cm" svg:y="3.3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cm" svg:height="2.1cm" svg:x="22.4cm" svg:y="5.8cm">
          <text:p text:style-name="P1">Dtm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cm" svg:height="2.1cm" svg:x="22.4cm" svg:y="8.3cm">
          <text:p text:style-name="P1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cm" svg:height="2.1cm" svg:x="22.4cm" svg:y="10.8cm">
          <text:p text:style-name="P1">OutputXPa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cm" svg:height="2.1cm" svg:x="22.4cm" svg:y="13.2cm">
          <text:p text:style-name="P1">Output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5" draw:layer="layout" svg:x1="22.4cm" svg:y1="4.3cm" svg:x2="20.5cm" svg:y2="4.3cm">
          <text:p/>
        </draw:line>
        <draw:line draw:style-name="gr14" draw:text-style-name="P5" draw:layer="layout" svg:x1="22.5cm" svg:y1="6.9cm" svg:x2="20.5cm" svg:y2="4.3cm">
          <text:p/>
        </draw:line>
        <draw:line draw:style-name="gr14" draw:text-style-name="P5" draw:layer="layout" svg:x1="22.4cm" svg:y1="9.3cm" svg:x2="20.6cm" svg:y2="4.8cm">
          <text:p/>
        </draw:line>
        <draw:line draw:style-name="gr14" draw:text-style-name="P5" draw:layer="layout" svg:x1="22.3cm" svg:y1="11.7cm" svg:x2="20.5cm" svg:y2="5.3cm">
          <text:p/>
        </draw:line>
        <draw:line draw:style-name="gr14" draw:text-style-name="P5" draw:layer="layout" svg:x1="22.4cm" svg:y1="14cm" svg:x2="20.2cm" svg:y2="5.5cm">
          <text:p/>
        </draw:line>
        <draw:custom-shape draw:style-name="gr15" draw:text-style-name="P6" draw:layer="layout" svg:width="2.1cm" svg:height="2.1cm" svg:x="2cm" svg:y="10.9cm">
          <text:p text:style-name="P6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3.2cm" svg:y1="10.9cm" svg:x2="4.1cm" svg:y2="9.9cm">
          <text:p/>
        </draw:line>
        <draw:custom-shape draw:style-name="gr15" draw:text-style-name="P6" draw:layer="layout" svg:width="2.1cm" svg:height="2.1cm" svg:x="4.3cm" svg:y="10.9cm">
          <text:p text:style-name="P6">hea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5.4cm" svg:y1="10.9cm" svg:x2="5.1cm" svg:y2="10cm">
          <text:p/>
        </draw:line>
        <draw:custom-shape draw:style-name="gr15" draw:text-style-name="P6" draw:layer="layout" svg:width="2.1cm" svg:height="2.1cm" svg:x="6.6cm" svg:y="10.9cm">
          <text:p text:style-name="P6">s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6.4cm" svg:y1="10cm" svg:x2="7.3cm" svg:y2="11cm">
          <text:p/>
        </draw:line>
        <draw:custom-shape draw:style-name="gr15" draw:text-style-name="P6" draw:layer="layout" svg:width="2.1cm" svg:height="2.1cm" svg:x="12.1cm" svg:y="10.8cm">
          <text:p text:style-name="P6">cap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2.1cm" svg:x="14.6cm" svg:y="10.3cm">
          <text:p text:style-name="P6">re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12.4cm" svg:y1="10cm" svg:x2="12.9cm" svg:y2="10.9cm">
          <text:p/>
        </draw:line>
        <draw:line draw:style-name="gr17" draw:text-style-name="P5" draw:layer="layout" svg:x1="13.8cm" svg:y1="9.8cm" svg:x2="15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marker draw:name="Diamond" svg:viewBox="0 0 3000 6000" svg:d="m1500 0 1500 3000-1500 3000-1500-3000z"/>
    <draw:marker draw:name="Square" svg:viewBox="0 0 10 10" svg:d="m0 0h10v10h-10z"/>
    <draw:marker draw:name="Square_20_unfilled" draw:display-name="Square unfilled" svg:viewBox="0 0 300 300" svg:d="m0 0h300v300h-300zm20 20h260v260h-26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phael Groner</meta:initial-creator>
    <meta:creation-date>2013-12-28T15:37:16.814541476</meta:creation-date>
    <dc:date>2013-12-28T16:36:57.742536833</dc:date>
    <dc:creator>Raphael Groner</dc:creator>
    <meta:editing-duration>PT13M18S</meta:editing-duration>
    <meta:editing-cycles>2</meta:editing-cycles>
    <meta:generator>LibreOffice/4.1.4.2$Linux_X86_64 LibreOffice_project/410$Build-2</meta:generator>
    <meta:document-statistic meta:object-count="37"/>
  </office:meta>
</office:document-meta>
</file>